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Work Sans Medium1" svg:font-family="'Work Sans Medium'" style:font-family-generic="swiss"/>
    <style:font-face style:name="Anonymous Pro" svg:font-family="'Anonymous Pro'" style:font-pitch="fixed"/>
    <style:font-face style:name="Archivo" svg:font-family="Archiv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Work Sans Medium" svg:font-family="'Work Sans Medium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1" style:family="table-row">
      <style:table-row-properties style:min-row-height="0.907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0.907cm"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8.883cm" fo:margin-left="4.313cm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8.88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Work Sans Medium" style:text-underline-style="solid" style:text-underline-width="auto" style:text-underline-color="font-color" fo:font-weight="bold" officeooo:rsid="0010ed63" officeooo:paragraph-rsid="0010ed6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Work Sans Medium" fo:font-size="14pt" style:text-underline-style="solid" style:text-underline-width="auto" style:text-underline-color="font-color" fo:font-weight="bold" officeooo:rsid="0010ed63" officeooo:paragraph-rsid="0010ed63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0ed6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ed63" officeooo:paragraph-rsid="0010ed63"/>
    </style:style>
    <style:style style:name="P5" style:family="paragraph" style:parent-style-name="Standard">
      <style:paragraph-properties fo:text-align="start" style:justify-single-word="false"/>
      <style:text-properties officeooo:rsid="0010ed63" officeooo:paragraph-rsid="0010ed6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0c99" officeooo:paragraph-rsid="00110c99"/>
    </style:style>
    <style:style style:name="P7" style:family="paragraph" style:parent-style-name="Standard">
      <style:paragraph-properties fo:text-align="start" style:justify-single-word="false"/>
      <style:text-properties officeooo:rsid="00110c99" officeooo:paragraph-rsid="00110c99"/>
    </style:style>
    <style:style style:name="P8" style:family="paragraph" style:parent-style-name="Standard">
      <style:paragraph-properties fo:text-align="start" style:justify-single-word="false"/>
      <style:text-properties officeooo:rsid="00110c99" officeooo:paragraph-rsid="00111bf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1bf1" officeooo:paragraph-rsid="00111bf1"/>
    </style:style>
    <style:style style:name="P10" style:family="paragraph" style:parent-style-name="Standard">
      <style:paragraph-properties fo:text-align="start" style:justify-single-word="false"/>
      <style:text-properties officeooo:rsid="00111bf1" officeooo:paragraph-rsid="00111bf1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111bf1" officeooo:paragraph-rsid="00111bf1"/>
    </style:style>
    <style:style style:name="P12" style:family="paragraph" style:parent-style-name="Standard">
      <style:paragraph-properties fo:text-align="start" style:justify-single-word="false"/>
      <style:text-properties officeooo:rsid="00111bf1" officeooo:paragraph-rsid="0012820f"/>
    </style:style>
    <style:style style:name="P13" style:family="paragraph" style:parent-style-name="Standard" style:list-style-name="L8">
      <style:paragraph-properties fo:text-align="start" style:justify-single-word="false"/>
      <style:text-properties officeooo:rsid="0012820f" officeooo:paragraph-rsid="0012820f"/>
    </style:style>
    <style:style style:name="P14" style:family="paragraph" style:parent-style-name="Standard" style:list-style-name="L10">
      <style:paragraph-properties fo:line-height="115%" fo:text-align="start" style:justify-single-word="false"/>
      <style:text-properties officeooo:rsid="00131cfc" officeooo:paragraph-rsid="00131cfc"/>
    </style:style>
    <style:style style:name="P15" style:family="paragraph" style:parent-style-name="Standard" style:list-style-name="L10">
      <style:paragraph-properties fo:line-height="115%" fo:text-align="start" style:justify-single-word="false"/>
      <style:text-properties officeooo:paragraph-rsid="0012820f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9ca4" officeooo:paragraph-rsid="00149ca4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6d4" officeooo:paragraph-rsid="001596d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1628a5" officeooo:paragraph-rsid="001628a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fo:font-size="12pt" style:text-underline-style="none" fo:font-weight="normal" officeooo:rsid="001628a5" officeooo:paragraph-rsid="001628a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font-size="12pt" fo:font-style="normal" style:text-underline-style="none" fo:font-weight="normal" officeooo:rsid="001628a5" officeooo:paragraph-rsid="001628a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Work Sans Medium" style:text-underline-style="solid" style:text-underline-width="auto" style:text-underline-color="font-color" fo:font-weight="bold" officeooo:rsid="0010ed63" officeooo:paragraph-rsid="0010ed6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Work Sans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Work Sans Medium" fo:font-size="12pt" fo:font-style="normal" fo:text-shadow="none" style:text-underline-style="none" fo:font-weight="normal" officeooo:rsid="0016ad65" officeooo:paragraph-rsid="0016a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Work Sans Medium" fo:font-size="12pt" fo:font-style="normal" fo:text-shadow="none" style:text-underline-style="none" fo:font-weight="normal" officeooo:rsid="001628a5" officeooo:paragraph-rsid="00162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1c3687" style:text-outline="false" style:text-line-through-style="none" style:text-line-through-type="none" style:font-name="Work Sans Medium" fo:font-size="12pt" fo:font-style="normal" fo:text-shadow="none" style:text-underline-style="none" fo:font-weight="bold" officeooo:rsid="001628a5" officeooo:paragraph-rsid="001628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1c3687" style:text-outline="false" style:text-line-through-style="none" style:text-line-through-type="none" style:font-name="Work Sans Medium" fo:font-size="12pt" fo:font-style="normal" fo:text-shadow="none" style:text-underline-style="none" fo:font-weight="bold" officeooo:rsid="0016ad65" officeooo:paragraph-rsid="0016ad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Work Sans Medium" style:text-underline-style="none" fo:font-weight="normal" style:font-weight-asian="normal" style:font-weight-complex="normal"/>
    </style:style>
    <style:style style:name="T2" style:family="text">
      <style:text-properties style:font-name="Work Sans Medium" style:text-underline-style="none" fo:font-weight="normal" officeooo:rsid="0010ed63" style:font-weight-asian="normal" style:font-weight-complex="normal"/>
    </style:style>
    <style:style style:name="T3" style:family="text">
      <style:text-properties style:font-name="Work Sans Medium" style:text-underline-style="none" fo:font-weight="normal" officeooo:rsid="0012820f" style:font-weight-asian="normal" style:font-weight-complex="normal"/>
    </style:style>
    <style:style style:name="T4" style:family="text">
      <style:text-properties style:font-name="Work Sans Medium" style:text-underline-style="none" fo:font-weight="normal" officeooo:rsid="00131cfc" style:font-weight-asian="normal" style:font-weight-complex="normal"/>
    </style:style>
    <style:style style:name="T5" style:family="text">
      <style:text-properties style:font-name="Work Sans Medium" style:text-underline-style="none" fo:font-weight="normal" officeooo:rsid="001970a3" style:font-weight-asian="normal" style:font-weight-complex="normal"/>
    </style:style>
    <style:style style:name="T6" style:family="text">
      <style:text-properties style:font-name="Work Sans Medium" style:text-underline-style="none" fo:font-weight="normal" style:font-name-asian="Bitstream Vera Sans" style:font-weight-asian="normal" style:font-name-complex="Noto Sans Devanagari" style:font-weight-complex="normal"/>
    </style:style>
    <style:style style:name="T7" style:family="text">
      <style:text-properties style:font-name="Work Sans Medium" style:text-underline-style="none" fo:font-weight="normal" officeooo:rsid="00111bf1" style:font-name-asian="Bitstream Vera Sans" style:font-weight-asian="normal" style:font-name-complex="Noto Sans Devanagari" style:font-weight-complex="normal"/>
    </style:style>
    <style:style style:name="T8" style:family="text">
      <style:text-properties style:font-name="Work Sans Medium" style:text-underline-style="none" fo:font-weight="normal" officeooo:rsid="00110c99" style:font-name-asian="Bitstream Vera Sans" style:font-weight-asian="normal" style:font-name-complex="Noto Sans Devanagari" style:font-weight-complex="normal"/>
    </style:style>
    <style:style style:name="T9" style:family="text">
      <style:text-properties style:font-name="Work Sans Medium" style:text-underline-style="none" fo:font-weight="normal" officeooo:rsid="0012820f" style:font-name-asian="Bitstream Vera Sans" style:font-weight-asian="normal" style:font-name-complex="Noto Sans Devanagari" style:font-weight-complex="normal"/>
    </style:style>
    <style:style style:name="T10" style:family="text">
      <style:text-properties style:font-name="Work Sans Medium" style:text-underline-style="none" fo:font-weight="normal" officeooo:rsid="0018953d" style:font-name-asian="Bitstream Vera Sans" style:font-weight-asian="normal" style:font-name-complex="Noto Sans Devanagari" style:font-weight-complex="normal"/>
    </style:style>
    <style:style style:name="T11" style:family="text">
      <style:text-properties style:font-name="Work Sans Medium" style:text-underline-style="none" fo:font-weight="normal" officeooo:rsid="001970a3" style:font-name-asian="Bitstream Vera Sans" style:font-weight-asian="normal" style:font-name-complex="Noto Sans Devanagari" style:font-weight-complex="normal"/>
    </style:style>
    <style:style style:name="T12" style:family="text">
      <style:text-properties style:font-name="Work Sans Medium" style:font-name-asian="Bitstream Vera Sans" style:font-name-complex="Noto Sans Devanagari"/>
    </style:style>
    <style:style style:name="T13" style:family="text">
      <style:text-properties style:font-name="Work Sans Medium1" style:text-underline-style="none" fo:font-weight="normal" style:font-name-asian="Work Sans Medium1" style:font-weight-asian="normal" style:font-name-complex="Work Sans Medium1" style:font-weight-complex="normal"/>
    </style:style>
    <style:style style:name="T14" style:family="text">
      <style:text-properties style:font-name="Work Sans Medium1" style:text-underline-style="none" fo:font-weight="normal" officeooo:rsid="00110c99" style:font-name-asian="Work Sans Medium1" style:font-weight-asian="normal" style:font-name-complex="Work Sans Medium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e de la génération de la liste des commandes</text:p>
      <text:p text:style-name="P1"/>
      <text:p text:style-name="P1"/>
      <text:list xml:id="list197258594" text:style-name="L10">
        <text:list-item>
          <text:p text:style-name="P15"><text:span text:style-name="T3">Permet de générer la liste des commandes pour un jour donné (J).</text:span></text:p>
          <text:p text:style-name="P15"><text:span text:style-name="T3"/></text:p>
        </text:list-item>
        <text:list-item>
          <text:p text:style-name="P15"><text:span text:style-name="T4">S’assure</text:span><text:span text:style-name="T3"> qu’un enfant ait des tartines différentes chaque jour (limité par le nombre de </text:span><text:span text:style-name="T5">types de tartines</text:span><text:span text:style-name="T3"> </text:span><text:span text:style-name="T4">sélectionnés</text:span><text:span text:style-name="T3"> et de jours pour lesquels il doit être servi)</text:span></text:p>
          <text:p text:style-name="P15"><text:span text:style-name="T3"/></text:p>
        </text:list-item>
        <text:list-item>
          <text:p text:style-name="P14"><text:span text:style-name="T3">L</text:span><text:span text:style-name="T1">imite autant que possible la diversité des tartines à préparer par jour pour faciliter la préparation et limiter le gaspillage</text:span></text:p>
        </text:list-item>
      </text:list>
      <text:p text:style-name="P21"/>
      <text:p text:style-name="P1"/>
      <text:p text:style-name="P1"/>
      <text:list xml:id="list1992595538" text:style-name="L1">
        <text:list-item>
          <text:p text:style-name="P3"><text:span text:style-name="T4">Sélectionner les commandes dont le n° de semaine correspond à celui de J</text:span><text:span text:style-name="T2"> </text:span></text:p>
          <text:p text:style-name="P3"><text:span text:style-name="T2"/></text:p>
          <text:p text:style-name="P4"><text:span text:style-name="T13">→</text:span><text:span text:style-name="T6"> liste ‘commandes de la semaine’ </text:span></text:p>
        </text:list-item>
      </text:list>
      <text:p text:style-name="P5"><text:span text:style-name="T6"/></text:p>
      <text:list xml:id="list190123752095871" text:continue-numbering="true" text:style-name="L1">
        <text:list-item>
          <text:p text:style-name="P6"><text:span text:style-name="T6">Pour chacu</text:span><text:span text:style-name="T10">ne</text:span><text:span text:style-name="T6">, vérifier parmi les jours sélectionnés si J y figure</text:span></text:p>
        </text:list-item>
      </text:list>
      <text:p text:style-name="P7"><text:span text:style-name="T6"/></text:p>
      <text:p text:style-name="P7"><text:span text:style-name="T6"><text:tab/></text:span><text:span text:style-name="T13">→</text:span><text:span text:style-name="T6"> liste ‘commandes du jour’ </text:span></text:p>
      <text:p text:style-name="P7"><text:span text:style-name="T6"/></text:p>
      <text:list xml:id="list190122538975439" text:continue-numbering="true" text:style-name="L1">
        <text:list-item>
          <text:p text:style-name="P6"><text:span text:style-name="T6">Séparer les commandes laissant un choix et celles qui n’en laissent pas : pour chaque ‘commandes du jour’, on vérifie le nombre de </text:span><text:span text:style-name="T10">types de </text:span><text:span text:style-name="T6">tartines </text:span><text:span text:style-name="T10">sélectionnés</text:span><text:span text:style-name="T6"> de l’enfant : s’il n’y en a qu’un = pas de choix</text:span></text:p>
        </text:list-item>
      </text:list>
      <text:p text:style-name="P7"><text:span text:style-name="T6"/></text:p>
      <text:p text:style-name="P8"><text:span text:style-name="T6"><text:tab/></text:span><text:span text:style-name="T13">→</text:span><text:span text:style-name="T6"> liste ‘</text:span><text:span text:style-name="T7">pas le choix</text:span><text:span text:style-name="T6">’</text:span></text:p>
      <text:p text:style-name="P8"><text:span text:style-name="T6"><text:tab/></text:span><text:span text:style-name="T13">→</text:span><text:span text:style-name="T6"> liste ‘</text:span><text:span text:style-name="T7">avec choix</text:span><text:span text:style-name="T6">’ <text:s/></text:span></text:p>
      <text:p text:style-name="P7"><text:span text:style-name="T6"/></text:p>
      <text:list xml:id="list190122934091405" text:continue-numbering="true" text:style-name="L1">
        <text:list-item>
          <text:p text:style-name="P9"><text:span text:style-name="T6">Trier la liste ‘pas le choix’ : nombre de tartines/baguettes total, </text:span><text:span text:style-name="T10">par</text:span><text:span text:style-name="T6"> </text:span><text:span text:style-name="T10">type et</text:span><text:span text:style-name="T6"> par ordre décroissant</text:span></text:p>
        </text:list-item>
      </text:list>
      <text:p text:style-name="P10"><text:span text:style-name="T6"/></text:p>
      <text:p text:style-name="P10"><text:span text:style-name="T6"><text:tab/></text:span><text:span text:style-name="T14">→</text:span><text:span text:style-name="T8"> liste ‘</text:span><text:span text:style-name="T10">types </text:span><text:span text:style-name="T11">à préparer</text:span><text:span text:style-name="T6"> </text:span><text:span text:style-name="T10">d’office</text:span><text:span text:style-name="T8">’, </text:span><text:span text:style-name="T6">d</text:span><text:span text:style-name="T10">u </text:span><text:span text:style-name="T6">+ demandé </text:span><text:span text:style-name="T10">au</text:span><text:span text:style-name="T6"> - demandé</text:span><text:span text:style-name="T8"> </text:span></text:p>
      <text:p text:style-name="P10"><text:span text:style-name="T6"/></text:p>
      <text:list xml:id="list190123015979816" text:continue-numbering="true" text:style-name="L1">
        <text:list-item>
          <text:p text:style-name="P9"><text:span text:style-name="T6">Pour chaque commande ‘avec choix’ :</text:span></text:p>
        </text:list-item>
      </text:list>
      <text:p text:style-name="P10"><text:span text:style-name="T6"/></text:p>
      <text:list xml:id="list3232635545" text:style-name="L7">
        <text:list-item>
          <text:p text:style-name="P11"><text:span text:style-name="T6">Si le nombre de </text:span><text:span text:style-name="T10">types de</text:span><text:span text:style-name="T6"> tartines déjà eu</text:span><text:span text:style-name="T10">s</text:span><text:span text:style-name="T6"> </text:span><text:span text:style-name="T13">≥</text:span><text:span text:style-name="T6"> nombre de </text:span><text:span text:style-name="T10">type</text:span><text:span text:style-name="T11">s </text:span><text:span text:style-name="T10">sélectionnés</text:span><text:span text:style-name="T6"> de l’enfant : possibilités du jour pour lui = tous </text:span><text:span text:style-name="T10">ses</text:span><text:span text:style-name="T6"> </text:span><text:span text:style-name="T10">types sélectionnés</text:span></text:p>
        </text:list-item>
        <text:list-item>
          <text:p text:style-name="P11"><text:span text:style-name="T6">Si </text:span><text:span text:style-name="T13">≤</text:span><text:span text:style-name="T6">, possibilités = ses t</text:span><text:span text:style-name="T11">ypes sélectionnés</text:span><text:span text:style-name="T6"> – ce</text:span><text:span text:style-name="T11">ux</text:span><text:span text:style-name="T6"> déjà eus</text:span></text:p>
        </text:list-item>
      </text:list>
      <text:p text:style-name="P10"><text:span text:style-name="T6"/></text:p>
      <text:p text:style-name="P12"><text:span text:style-name="T6"><text:tab/><text:tab/></text:span><text:span text:style-name="T14">→</text:span><text:span text:style-name="T8"> liste ‘</text:span><text:span text:style-name="T9">possibilités du jour’ pour cette commande</text:span><text:span text:style-name="T8"> </text:span></text:p>
      <text:p text:style-name="P12"><text:span text:style-name="T8"/></text:p>
      <text:list xml:id="list1524949113" text:style-name="L8">
        <text:list-item>
          <text:p text:style-name="P13"><text:span text:style-name="T8">S</text:span><text:span text:style-name="T6">i l</text:span><text:span text:style-name="T11">e</text:span><text:span text:style-name="T6"> #1 des ‘t</text:span><text:span text:style-name="T11">ypes</text:span><text:span text:style-name="T6"> d’office à préparer’ figure parmi les ‘possibilités du jour… Sinon la #2, #3,…</text:span></text:p>
        </text:list-item>
        <text:list-item>
          <text:p text:style-name="P13"><text:span text:style-name="T6">Sinon, on prend la première des ‘possibilités du jour’</text:span></text:p>
        </text:list-item>
      </text:list>
      <text:p text:style-name="P16"><text:soft-page-break/><text:span text:style-name="T12">DataBase</text:span></text:p>
      <text:p text:style-name="P16"><text:span text:style-name="T12"/></text:p>
      <text:p text:style-name="P16"/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5">USERS</text:p>
          </table:table-cell>
          <table:table-cell table:style-name="Table1.B1" office:value-type="string">
            <text:p text:style-name="P25">CHILDREN</text:p>
          </table:table-cell>
        </table:table-row>
        <table:table-row>
          <table:table-cell table:style-name="Table1.A2" office:value-type="string">
            <text:p text:style-name="P24">id</text:p>
          </table:table-cell>
          <table:table-cell table:style-name="Table1.B2" office:value-type="string">
            <text:p text:style-name="P24">id</text:p>
          </table:table-cell>
        </table:table-row>
        <table:table-row>
          <table:table-cell table:style-name="Table1.A2" office:value-type="string">
            <text:p text:style-name="P24">last_name</text:p>
          </table:table-cell>
          <table:table-cell table:style-name="Table1.B2" office:value-type="string">
            <text:p text:style-name="P24">tribu</text:p>
          </table:table-cell>
        </table:table-row>
        <table:table-row>
          <table:table-cell table:style-name="Table1.A2" office:value-type="string">
            <text:p text:style-name="P24">first_name</text:p>
          </table:table-cell>
          <table:table-cell table:style-name="Table1.B2" office:value-type="string">
            <text:p text:style-name="P24">last_name</text:p>
          </table:table-cell>
        </table:table-row>
        <table:table-row>
          <table:table-cell table:style-name="Table1.A2" office:value-type="string">
            <text:p text:style-name="P24">phone</text:p>
          </table:table-cell>
          <table:table-cell table:style-name="Table1.B2" office:value-type="string">
            <text:p text:style-name="P24">first_name</text:p>
          </table:table-cell>
        </table:table-row>
        <table:table-row>
          <table:table-cell table:style-name="Table1.A2" office:value-type="string">
            <text:p text:style-name="P24">email</text:p>
          </table:table-cell>
          <table:table-cell table:style-name="Table1.B2" office:value-type="string">
            <text:p text:style-name="P24">school</text:p>
          </table:table-cell>
        </table:table-row>
        <table:table-row>
          <table:table-cell table:style-name="Table1.A2" office:value-type="string">
            <text:p text:style-name="P24">pass_h</text:p>
          </table:table-cell>
          <table:table-cell table:style-name="Table1.B2" office:value-type="string">
            <text:p text:style-name="P24">classroom</text:p>
          </table:table-cell>
        </table:table-row>
        <table:table-row>
          <table:table-cell table:style-name="Table1.A2" office:value-type="string">
            <text:p text:style-name="P24">tribu</text:p>
          </table:table-cell>
          <table:table-cell table:style-name="Table1.B2" office:value-type="string">
            <text:p text:style-name="P22"/>
          </table:table-cell>
        </table:table-row>
      </table:table>
      <text:p text:style-name="P16"/>
      <text:p text:style-name="P17"/>
      <table:table table:name="Table2" table:style-name="Table2" table:template-name="Default Style">
        <table:table-column table:style-name="Table2.A" table:number-columns-repeated="2"/>
        <table:table-row table:style-name="Table2.1">
          <table:table-cell table:style-name="Table2.A1" office:value-type="string">
            <text:p text:style-name="P26">TASTES</text:p>
          </table:table-cell>
          <table:table-cell table:style-name="Table2.B1" office:value-type="string">
            <text:p text:style-name="P26">ALREADY_HAD</text:p>
          </table:table-cell>
        </table:table-row>
        <table:table-row>
          <table:table-cell table:style-name="Table2.A2" office:value-type="string">
            <text:p text:style-name="P23">id_child</text:p>
          </table:table-cell>
          <table:table-cell table:style-name="Table2.B2" office:value-type="string">
            <text:p text:style-name="P23">week_nbr</text:p>
          </table:table-cell>
        </table:table-row>
        <table:table-row>
          <table:table-cell table:style-name="Table2.A2" office:value-type="string">
            <text:p text:style-name="P23">likes [ id_tartine ]</text:p>
          </table:table-cell>
          <table:table-cell table:style-name="Table2.B2" office:value-type="string">
            <text:p text:style-name="P23">id_child</text:p>
          </table:table-cell>
        </table:table-row>
        <table:table-row>
          <table:table-cell table:style-name="Table2.A2" office:value-type="string">
            <text:p text:style-name="P23">dislikes [ ingredient ]</text:p>
          </table:table-cell>
          <table:table-cell table:style-name="Table2.B2" office:value-type="string">
            <text:p text:style-name="P23">tartines [ id_tartine ]</text:p>
          </table:table-cell>
        </table:table-row>
        <table:table-row>
          <table:table-cell table:style-name="Table2.A2" office:value-type="string">
            <text:p text:style-name="P23">fruit (bool)</text:p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3">portion</text:p>
          </table:table-cell>
          <table:table-cell table:style-name="Table2.B2" office:value-type="string">
            <text:p text:style-name="P22"/>
          </table:table-cell>
        </table:table-row>
      </table:table>
      <text:p text:style-name="P19"/>
      <text:p text:style-name="P18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26">ORDERS</text:p>
          </table:table-cell>
        </table:table-row>
        <table:table-row>
          <table:table-cell table:style-name="Table3.A2" office:value-type="string">
            <text:p text:style-name="P23">id</text:p>
          </table:table-cell>
        </table:table-row>
        <table:table-row>
          <table:table-cell table:style-name="Table3.A2" office:value-type="string">
            <text:p text:style-name="P23">id_child</text:p>
          </table:table-cell>
        </table:table-row>
        <table:table-row>
          <table:table-cell table:style-name="Table3.A2" office:value-type="string">
            <text:p text:style-name="P23">week_nbr</text:p>
          </table:table-cell>
        </table:table-row>
        <table:table-row>
          <table:table-cell table:style-name="Table3.A2" office:value-type="string">
            <text:p text:style-name="P23">days [ 1 - 5 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Work Sans Medium1" svg:font-family="'Work Sans Medium'" style:font-family-generic="swiss"/>
    <style:font-face style:name="Anonymous Pro" svg:font-family="'Anonymous Pro'" style:font-pitch="fixed"/>
    <style:font-face style:name="Archivo" svg:font-family="Archiv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Work Sans Medium" svg:font-family="'Work Sans Medium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15:30.018858679</meta:creation-date>
    <dc:date>2018-03-25T18:59:42.513752458</dc:date>
    <meta:editing-duration>PT4M47S</meta:editing-duration>
    <meta:editing-cycles>2</meta:editing-cycles>
    <meta:generator>LibreOffice/6.0.2.1.0$Linux_X86_64 LibreOffice_project/00m0$Build-1</meta:generator>
    <meta:document-statistic meta:table-count="3" meta:image-count="0" meta:object-count="0" meta:page-count="2" meta:paragraph-count="52" meta:word-count="318" meta:character-count="1763" meta:non-whitespace-character-count="1495"/>
  </office:meta>
</office:document-meta>
</file>